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eb613d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list-style-name="L1">
      <style:text-properties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eb61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section-105.3"/>105.3 SQL data management</text:h>
      <text:p text:style-name="P1"/>
      <text:p text:style-name="P3">Candidates should be able to query databases and manipulate data using basic SQL commands. This objective includes performing queries involving joining of 2 tables and/or subselects.</text:p>
      <text:p text:style-name="P3"/>
      <text:p text:style-name="P5">SQL = Structured Query Language = retrieve data from database<text:line-break/>Packages : MySQL, PostGreSql, SQLite<text:line-break/><text:line-break/>mysql -u user -p &gt; SHOW DATABASES; = connect to mysql + show all databases;<text:line-break/>CREATE DATABASE myDB; = create database</text:p>
      <text:p text:style-name="P5">USE myDB; = use database</text:p>
      <text:p text:style-name="P5">SHOW TABLES; = show tables of current database<text:line-break/><text:line-break/>Creating a table : CREATE TABLE objects (name VARCHAR(30), color VARCHAR(20), </text:p>
      <text:p text:style-name="P5"><text:tab/>size FLOAT, hardness ENUM('soft', 'medium', 'hard'),</text:p>
      <text:p text:style-name="P5"><text:tab/>value DECIMAL(10,2));</text:p>
      <text:p text:style-name="P5"/>
      <text:p text:style-name="P5">DESCRIBE objects; <text:s/>= summary of table</text:p>
      <text:p text:style-name="P4"/>
      <text:p text:style-name="P2">insert</text:p>
      <text:p text:style-name="P5">insert values : INSERT INTO objects VALUES(‘lizard’,’green’,6,’soft’,10.00);</text:p>
      <text:p text:style-name="P2">select</text:p>
      <text:p text:style-name="P5">select data = select * from objects;<text:line-break/>fields selection : SELECT value,color FROM objects;<text:line-break/>exact match : SELECT * FROM objects WHERE color=’green’;<text:line-break/>Numeric test : SELECT * FROM objects WHERE size&gt;10;</text:p>
      <text:p text:style-name="P5">Alphebetic test : SELECT * FROM objects WHERE name&gt;’b’;<text:line-break/>Multiple test : SELECT * FROM objects WHERE hardness=’soft’ AND value&gt;7.50;</text:p>
      <text:p text:style-name="P2">from<text:line-break/><text:span text:style-name="T3">table(s) to select for query</text:span></text:p>
      <text:p text:style-name="P2">group by<text:line-break/><text:span text:style-name="T4">groups results by one or more column</text:span></text:p>
      <text:p text:style-name="P2">join<text:line-break/><text:span text:style-name="T3">select from more than 1 table :<text:line-break/>SELECT objects.name, objects.color, locations.location</text:span></text:p>
      <text:p text:style-name="P2"><text:span text:style-name="T3">FROM objects, locations</text:span></text:p>
      <text:p text:style-name="P5">WHERE objects.name=locations.name AND objects.color=’green’;<text:line-break/><text:line-break/></text:p>
      <text:p text:style-name="P5">OR</text:p>
      <text:p text:style-name="P5"><text:soft-page-break/>(same way) SELECT objects.name, objects.color, locations.location</text:p>
      <text:p text:style-name="P5">FROM objects</text:p>
      <text:p text:style-name="P5">JOIN locations</text:p>
      <text:p text:style-name="P5">WHERE objects.name=locations.name AND objects.color=’green’;</text:p>
      <text:p text:style-name="P2">update</text:p>
      <text:p text:style-name="P5">update values = UPDATE objects SET size=5 WHERE name='lizard';</text:p>
      <text:p text:style-name="P2">delete<text:line-break/><text:span text:style-name="T3">deletes record from db : DELETE FROM locations WHERE name=’tree’ AND location=’back yard’ ;<text:line-break/>deletes table : DROP TABLE locations;<text:line-break/>deletes database : DROP DATABASE myDB;</text:span></text:p>
      <text:p text:style-name="P2">where</text:p>
      <text:p text:style-name="P5">conditions clause for mysql query</text:p>
      <text:p text:style-name="P2">order by<text:line-break/><text:span text:style-name="T3">Order result set by field : SELECT * FROM objects WHERE hardness=’soft’ ORDER BY value;</text:span></text:p>
      <text:p text:style-name="P2"/>
      <text:p text:style-name="P2">Objectives</text:p>
      <text:p text:style-name="P7">Use of basic SQL commands.</text:p>
      <text:list xml:id="list515335086" text:style-name="L1">
        <text:list-header>
          <text:p><text:span text:style-name="T2">Perform basic data manipulation.</text:span></text:p>
        </text:list-header>
      </text:list>
      <text:p text:style-name="P2"/>
      <text:p text:style-name="P2">Todo</text:p>
      <text:p text:style-name="P2"/>
      <text:p text:style-name="P2">Sources</text:p>
      <text:p text:style-name="P2"/>
      <text:p text:style-name="P2">Questions<text:line-break/><text:line-break/><text:span text:style-name="T3">18. You’ve just installed MySQL and run it by typing mysql. How would you create a database</text:span></text:p>
      <text:p text:style-name="P5">called fish to store data on different varieties of fish?</text:p>
      <text:p text:style-name="P5">A. Type NEW DATABASE fish; at the mysql&gt; prompt.</text:p>
      <text:p text:style-name="P6">B. Type CREATE DATABASE fish; at the mysql&gt; prompt.</text:p>
      <text:p text:style-name="P5">C. Type NEW DATABASE FISH; at the mysql&gt; prompt.</text:p>
      <text:p text:style-name="P5">D. Type DATABASE CREATE fish; at the mysql&gt; prompt.</text:p>
      <text:p text:style-name="P5">E. Type DB CREATE fish; at the mysql&gt; prompt.</text:p>
      <text:p text:style-name="P5"></text:p>
      <text:p text:style-name="P5">19. Which of the following are true statements about SQL tables? (Select two.)</text:p>
      <text:p text:style-name="P6">A. Multiple tables may exist in a single SQL database.</text:p>
      <text:p text:style-name="P5">B. Tables may be combined for cross-table searches using the DROP command.</text:p>
      <text:p text:style-name="P5"><text:soft-page-break/>C. Tables consist of rows, each of which holds attributes, and columns, each of which</text:p>
      <text:p text:style-name="P5"><text:s text:c="2"/>defines a specific database item.</text:p>
      <text:p text:style-name="P5"><text:span text:style-name="T5">D. Careful table design can reduce the amount of data entry and database storage size</text:span>.</text:p>
      <text:p text:style-name="P5">E. Tables are stored on disk using a lossy compression algorithm.</text:p>
      <text:p text:style-name="P5"/>
      <text:p text:style-name="P5">20. What is the effect of the following SQL command, assuming the various names and data</text:p>
      <text:p text:style-name="P5">exist?</text:p>
      <text:p text:style-name="P5">mysql&gt; UPDATE stars SET magnitude=2.25 WHERE starname=’Mintaka’;</text:p>
      <text:p text:style-name="P5">A. It returns database entries from the stars table for all stars with magnitude of 2.25</text:p>
      <text:p text:style-name="P5">and starname of Mintaka.</text:p>
      <text:p text:style-name="P5">B. It sets the value of the stars field in the magnitude set to Mintaka, using a precision of</text:p>
      <text:p text:style-name="P5"><text:s text:c="2"/>2.25.</text:p>
      <text:p text:style-name="P6">C. It sets the value of the magnitude field to 2.25 for any item in the stars table with the</text:p>
      <text:p text:style-name="P6"><text:s text:c="2"/>starname of Mintaka.</text:p>
      <text:p text:style-name="P5">D. It combines the stars and magnitude=2.25 tables, returning all items for which</text:p>
      <text:p text:style-name="P5"><text:s text:c="2"/>starname is Mintaka.</text:p>
      <text:p text:style-name="P5">E. It updates the stars database, creating a new entry with a starname of Mintaka and a</text:p>
      <text:p text:style-name="P8"><text:span text:style-name="T1"><text:s text:c="2"/>magnitude of 2.2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9-14T14:12:01</meta:creation-date>
    <dc:date>2014-09-26T09:56:25</dc:date>
    <dc:creator>David </dc:creator>
    <meta:editing-duration>P1DT17H44M11S</meta:editing-duration>
    <meta:editing-cycles>37</meta:editing-cycles>
    <meta:generator>LibreOffice/3.5$Linux_X86_64 LibreOffice_project/350m1$Build-2</meta:generator>
    <meta:document-statistic meta:table-count="0" meta:image-count="0" meta:object-count="0" meta:page-count="3" meta:paragraph-count="62" meta:word-count="564" meta:character-count="3580" meta:non-whitespace-character-count="3016"/>
  </office:meta>
</office:document-meta>
</file>